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613" officeooo:paragraph-rsid="000b0613"/>
    </style:style>
    <style:style style:name="P2" style:family="paragraph" style:parent-style-name="Standard">
      <style:text-properties officeooo:rsid="000b0613" officeooo:paragraph-rsid="000c9f26"/>
    </style:style>
    <style:style style:name="P3" style:family="paragraph" style:parent-style-name="Standard">
      <style:text-properties officeooo:rsid="000b0613" officeooo:paragraph-rsid="000e1eea"/>
    </style:style>
    <style:style style:name="P4" style:family="paragraph" style:parent-style-name="Standard">
      <style:text-properties officeooo:rsid="000c9f26" officeooo:paragraph-rsid="000c9f26"/>
    </style:style>
    <style:style style:name="P5" style:family="paragraph" style:parent-style-name="Standard">
      <style:text-properties officeooo:rsid="000e1eea" officeooo:paragraph-rsid="000e1eea"/>
    </style:style>
    <style:style style:name="P6" style:family="paragraph" style:parent-style-name="Standard">
      <style:text-properties officeooo:rsid="000e1eea" officeooo:paragraph-rsid="00100bdd"/>
    </style:style>
    <style:style style:name="P7" style:family="paragraph" style:parent-style-name="Standard">
      <style:text-properties officeooo:rsid="000f61a2" officeooo:paragraph-rsid="000f61a2"/>
    </style:style>
    <style:style style:name="P8" style:family="paragraph" style:parent-style-name="Standard">
      <style:text-properties officeooo:rsid="00100bdd" officeooo:paragraph-rsid="00100bdd"/>
    </style:style>
    <style:style style:name="P9" style:family="paragraph" style:parent-style-name="Standard">
      <style:text-properties style:font-name="Courier" officeooo:rsid="00100bdd" officeooo:paragraph-rsid="00100bdd"/>
    </style:style>
    <style:style style:name="P10" style:family="paragraph" style:parent-style-name="Standard">
      <style:text-properties style:font-name="Courier" officeooo:rsid="00124a9b" officeooo:paragraph-rsid="00124a9b"/>
    </style:style>
    <style:style style:name="P11" style:family="paragraph" style:parent-style-name="Standard">
      <style:text-properties officeooo:rsid="00124a9b" officeooo:paragraph-rsid="00124a9b"/>
    </style:style>
    <style:style style:name="P12" style:family="paragraph" style:parent-style-name="Standard">
      <style:text-properties style:font-name="Liberation Serif" officeooo:rsid="001510e2" officeooo:paragraph-rsid="001510e2"/>
    </style:style>
    <style:style style:name="T1" style:family="text">
      <style:text-properties officeooo:rsid="000b0613"/>
    </style:style>
    <style:style style:name="T2" style:family="text">
      <style:text-properties officeooo:rsid="000c9f26"/>
    </style:style>
    <style:style style:name="T3" style:family="text">
      <style:text-properties officeooo:rsid="000e1eea"/>
    </style:style>
    <style:style style:name="T4" style:family="text">
      <style:text-properties officeooo:rsid="000f61a2"/>
    </style:style>
    <style:style style:name="T5" style:family="text">
      <style:text-properties officeooo:rsid="001441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2) </text:span>Write a program that <text:span text:style-name="T3">includes the following:</text:span></text:p>
      <text:p text:style-name="P3"><text:span text:style-name="T3">a) </text:span>a recursive function <text:span text:style-name="T3">that has some local variables</text:span></text:p>
      <text:p text:style-name="P5">b) <text:span text:style-name="T1">2 initialized global variables, </text:span></text:p>
      <text:p text:style-name="P5">c) <text:span text:style-name="T1">2 uninitialized global variables,</text:span></text:p>
      <text:p text:style-name="P5">d) <text:span text:style-name="T1">malloc to dynamically allocate space (the space is allocated on the heap) </text:span>to char*<text:span text:style-name="T1"> </text:span></text:p>
      <text:p text:style-name="P1"/>
      <text:p text:style-name="P2"><text:span text:style-name="T3">The program should output:</text:span></text:p>
      <text:p text:style-name="P2"><text:span text:style-name="T2">1) address of the</text:span> main function <text:span text:style-name="T4">and the recursive function</text:span></text:p>
      <text:p text:style-name="P9">e.g. printf("_main <text:s/>@ %lx\n",(long unsigned int)&amp;main); </text:p>
      <text:p text:style-name="P7">2) <text:span text:style-name="T2">address of the initialized static variable</text:span></text:p>
      <text:p text:style-name="P4">3) address of local variable <text:span text:style-name="T4">at each recursive call</text:span></text:p>
      <text:p text:style-name="P6"/>
      <text:p text:style-name="P11"/>
      <text:p text:style-name="P10">gcc -o recurse &lt;program.c&gt;</text:p>
      <text:p text:style-name="P10">./<text:span text:style-name="T5">recurse</text:span></text:p>
      <text:p text:style-name="P10">objdump -D recurse </text:p>
      <text:p text:style-name="P12"/>
      <text:p text:style-name="P12">Based on the above answer the following questions:</text:p>
      <text:p text:style-name="P8">1) Which of the addresses printed by your program are defined in the output of objdump?</text:p>
      <text:p text:style-name="P8">2) What direction is the stack growing in?</text:p>
      <text:p text:style-name="P8">3) How large is the stack frame for each recursive call?</text:p>
      <text:p text:style-name="P8">4) Where is the heap? What direction is it growing in?</text:p>
      <text:p text:style-name="P8">5) Are the two malloc()ed memory areas contiguous? (e.g. is there any extra space between their</text:p>
      <text:p text:style-name="P8">addresses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4:38:17.000688408</meta:creation-date>
    <dc:date>2017-08-17T15:07:40.395784180</dc:date>
    <meta:editing-duration>PT19M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57" meta:character-count="942" meta:non-whitespace-character-count="800"/>
  </office:meta>
</office:document-meta>
</file>